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321cm" fo:min-width="18.781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793cm" fo:min-width="6.9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85cm" fo:min-width="6.9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8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955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1.793cm" fo:min-width="10.18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485cm" fo:min-width="10.18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55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281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ec9ba4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04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afd095" draw:textarea-horizontal-align="justify" draw:textarea-vertical-align="middle" draw:auto-grow-height="false" fo:min-height="1.793cm" fo:min-width="18.64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afd095" draw:textarea-horizontal-align="justify" draw:textarea-vertical-align="middle" draw:auto-grow-height="false" fo:min-height="0.485cm" fo:min-width="18.64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752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329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084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858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464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afd095" draw:textarea-horizontal-align="justify" draw:textarea-vertical-align="middle" draw:auto-grow-height="false" fo:min-height="1.692cm" fo:min-width="17.5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afd095" draw:textarea-horizontal-align="justify" draw:textarea-vertical-align="middle" draw:auto-grow-height="false" fo:min-height="0.448cm" fo:min-width="17.5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25cm" fo:min-width="2.71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25cm" fo:min-width="1.80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25cm" fo:min-width="1.67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25cm" fo:min-width="1.859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25cm" fo:min-width="3.48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793cm" fo:min-width="17.373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85cm" fo:min-width="17.373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574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191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575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826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353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1.793cm" fo:min-width="18.18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485cm" fo:min-width="18.18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74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23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627cm" fo:padding-top="0.142cm" fo:padding-bottom="0.142cm" fo:padding-left="0.267cm" fo:padding-right="0.267cm"/>
      <style:paragraph-properties style:writing-mode="lr-tb"/>
    </style:style>
    <style:style style:name="gr40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ec9ba4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4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1.793cm" fo:min-width="36.677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485cm" fo:min-width="36.677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861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298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961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772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39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649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099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793cm" fo:min-width="22.58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85cm" fo:min-width="22.58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434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2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739cm" fo:padding-top="0.142cm" fo:padding-bottom="0.142cm" fo:padding-left="0.267cm" fo:padding-right="0.267cm"/>
      <style:paragraph-properties style:writing-mode="lr-tb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593cm" fo:padding-top="0.142cm" fo:padding-bottom="0.142cm" fo:padding-left="0.267cm" fo:padding-right="0.267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227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737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0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729fcf"/>
      <style:paragraph-properties fo:margin-top="0cm" fo:margin-bottom="0cm"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margin-top="0cm" fo:margin-bottom="0cm"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972f"/>
      <style:paragraph-properties fo:margin-top="0cm" fo:margin-bottom="0cm"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solid"/>
      <style:paragraph-properties fo:margin-top="0cm" fo:margin-bottom="0cm" fo:text-align="center"/>
    </style:style>
    <style:style style:name="P8" style:family="paragraph">
      <loext:graphic-properties draw:fill="none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ec9ba4"/>
      <style:paragraph-properties fo:text-align="center"/>
    </style:style>
    <style:style style:name="P10" style:family="paragraph">
      <loext:graphic-properties draw:fill="none" draw:fill-color="#afd095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 draw:fill-color="#ff972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loext:graphic-properties draw:fill="none"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ec9ba4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loext:graphic-properties draw:fill="none" draw:fill-color="#ec9ba4"/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315cm" svg:height="1.605cm" svg:x="10.302cm" svg:y="1.406cm">
          <text:p text:style-name="P1"><text:span text:style-name="T1">MAHASISWA MAMPU MERANCANG RANGKAIAN PENGUAT DARI PERALATAN ELEKTRONIKA</text:span></text:p>
          <text:p text:style-name="P1"><text:span text:style-name="T1">(C3, A3, P3)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9.959cm" svg:y1="3.784cm" svg:x2="19.959cm" svg:y2="3.022cm">
            <text:p/>
          </draw:line>
          <draw:custom-shape draw:style-name="gr3" draw:text-style-name="P4" draw:layer="layout" svg:width="7.484cm" svg:height="2.077cm" svg:x="16.217cm" svg:y="4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484cm" svg:height="0.769cm" svg:x="16.217cm" svg:y="3.794cm">
            <text:p text:style-name="P5"><text:span text:style-name="T1">REGULAT</text:span><text:span text:style-name="T1">ED </text:span><text:span text:style-name="T1">POWER </text:span><text:span text:style-name="T1">SUPPLIES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2.345cm" svg:height="1.27cm" svg:x="17.186cm" svg:y="4.926cm">
              <text:p text:style-name="P5"><text:span text:style-name="T1">Shunt</text:span></text:p>
              <text:p text:style-name="P5"><text:span text:style-name="T1">regula</text:span><text:span text:style-name="T1">to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2.489cm" svg:height="1.27cm" svg:x="20.244cm" svg:y="4.926cm">
              <text:p text:style-name="P5"><text:span text:style-name="T1">Series</text:span></text:p>
              <text:p text:style-name="P5"><text:span text:style-name="T1">regula</text:span><text:span text:style-name="T1">tors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7" draw:layer="layout" svg:x1="19.531cm" svg:y1="5.561cm" svg:x2="20.293cm" svg:y2="5.561cm">
              <text:p/>
            </draw:line>
          </draw:g>
        </draw:g>
        <draw:g>
          <draw:custom-shape draw:style-name="gr8" draw:text-style-name="P8" draw:layer="layout" svg:width="10.722cm" svg:height="2.077cm" svg:x="14.598cm" svg:y="8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0.722cm" svg:height="0.769cm" svg:x="14.598cm" svg:y="7.414cm">
            <text:p text:style-name="P1"><text:span text:style-name="T1">OSCILLA</text:span><text:span text:style-name="T1">T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8" draw:layer="layout" svg:width="3.092cm" svg:height="1.27cm" svg:x="19.306cm" svg:y="8.554cm">
              <text:p text:style-name="P1"><text:span text:style-name="T1">RC </text:span><text:span text:style-name="T1">Oscillat</text:span><text:span text:style-name="T1">ors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1.815cm" svg:height="1.27cm" svg:x="23.094cm" svg:y="8.554cm">
              <text:p text:style-name="P1"><text:span text:style-name="T1">IC timer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22.387cm" svg:y1="9.189cm" svg:x2="23.149cm" svg:y2="9.189cm">
              <text:p/>
            </draw:line>
            <draw:g>
              <draw:custom-shape draw:style-name="gr13" draw:text-style-name="P8" draw:layer="layout" svg:width="3.577cm" svg:height="1.27cm" svg:x="15.009cm" svg:y="8.557cm">
                <text:p text:style-name="P1"><text:span text:style-name="T1">T</text:span><text:span text:style-name="T1">h</text:span><text:span text:style-name="T1">e</text:span><text:span text:style-name="T1"> </text:span><text:span text:style-name="T1">W</text:span><text:span text:style-name="T1">i</text:span><text:span text:style-name="T1">e</text:span><text:span text:style-name="T1">n</text:span><text:span text:style-name="T1">-</text:span><text:span text:style-name="T1">b</text:span><text:span text:style-name="T1">r</text:span><text:span text:style-name="T1">i</text:span><text:span text:style-name="T1">d</text:span><text:span text:style-name="T1">g</text:span><text:span text:style-name="T1">e</text:span></text:p>
                <text:p text:style-name="P1"><text:span text:style-name="T1">o</text:span><text:span text:style-name="T1">s</text:span><text:span text:style-name="T1">c</text:span><text:span text:style-name="T1">il</text:span><text:span text:style-name="T1">l</text:span><text:span text:style-name="T1">a</text:span><text:span text:style-name="T1">t</text:span><text:span text:style-name="T1">o</text:span><text:span text:style-name="T1">r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2" draw:text-style-name="P9" draw:layer="layout" svg:x1="18.596cm" svg:y1="9.189cm" svg:x2="19.358cm" svg:y2="9.189cm">
              <text:p/>
            </draw:line>
          </draw:g>
          <draw:line draw:style-name="gr2" draw:text-style-name="P3" draw:layer="layout" svg:x1="19.959cm" svg:y1="7.414cm" svg:x2="19.959cm" svg:y2="6.652cm">
            <text:p/>
          </draw:line>
        </draw:g>
        <draw:g>
          <draw:custom-shape draw:style-name="gr14" draw:text-style-name="P10" draw:layer="layout" svg:width="19.177cm" svg:height="2.077cm" svg:x="10.371cm" svg:y="11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9.177cm" svg:height="0.769cm" svg:x="10.371cm" svg:y="11.008cm">
            <text:p text:style-name="P1"><text:span text:style-name="T1">RANGKAIA</text:span><text:span text:style-name="T1">N PENGUAT </text:span><text:span text:style-name="T1">OPERASIO</text:span><text:span text:style-name="T1">NAL NON-</text:span><text:span text:style-name="T1">LIN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9.959cm" svg:y1="11.008cm" svg:x2="19.959cm" svg:y2="10.246cm">
            <text:p/>
          </draw:line>
          <draw:g>
            <draw:custom-shape draw:style-name="gr16" draw:text-style-name="P11" draw:layer="layout" svg:width="2.286cm" svg:height="1.27cm" svg:x="14.627cm" svg:y="12.132cm">
              <text:p text:style-name="P1"><text:span text:style-name="T1">Integrator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1" draw:layer="layout" svg:width="2.863cm" svg:height="1.27cm" svg:x="17.656cm" svg:y="12.132cm">
              <text:p text:style-name="P1"><text:span text:style-name="T1">W</text:span><text:span text:style-name="T1">a</text:span><text:span text:style-name="T1">v</text:span><text:span text:style-name="T1">e</text:span><text:span text:style-name="T1">f</text:span><text:span text:style-name="T1">o</text:span><text:span text:style-name="T1">r</text:span><text:span text:style-name="T1">m</text:span></text:p>
              <text:p text:style-name="P1"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618cm" svg:height="1.27cm" svg:x="21.281cm" svg:y="12.132cm">
              <text:p text:style-name="P12"><text:span text:style-name="T2">W</text:span><text:span text:style-name="T2">a</text:span><text:span text:style-name="T2">v</text:span><text:span text:style-name="T2">e</text:span><text:span text:style-name="T2">f</text:span><text:span text:style-name="T2">o</text:span><text:span text:style-name="T2">r</text:span><text:span text:style-name="T2">m</text:span></text:p>
              <text:p text:style-name="P12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i</text:span><text:span text:style-name="T2">o</text:span><text:span text:style-name="T2">n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4.392cm" svg:height="1.27cm" svg:x="24.659cm" svg:y="12.132cm">
              <text:p text:style-name="P12"><text:span text:style-name="T2">D</text:span><text:span text:style-name="T2">if</text:span><text:span text:style-name="T2">f</text:span><text:span text:style-name="T2">e</text:span><text:span text:style-name="T2">r</text:span><text:span text:style-name="T2">e</text:span><text:span text:style-name="T2">n</text:span><text:span text:style-name="T2">ti</text:span><text:span text:style-name="T2">a</text:span><text:span text:style-name="T2">t</text:span><text:span text:style-name="T2">o</text:span><text:span text:style-name="T2">r </text:span><text:span text:style-name="T2">C</text:span><text:span text:style-name="T2">l</text:span><text:span text:style-name="T2">a</text:span><text:span text:style-name="T2">s</text:span><text:span text:style-name="T2">s </text:span><text:span text:style-name="T2">D</text:span></text:p>
              <text:p text:style-name="P12"><text:span text:style-name="T2">A</text:span><text:span text:style-name="T2">m</text:span><text:span text:style-name="T2">p</text:span><text:span text:style-name="T2">li</text:span><text:span text:style-name="T2">fi</text:span><text:span text:style-name="T2">e</text:span><text:span text:style-name="T2">r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6.915cm" svg:y1="12.767cm" svg:x2="17.677cm" svg:y2="12.767cm">
              <text:p/>
            </draw:line>
            <draw:line draw:style-name="gr7" draw:text-style-name="P3" draw:layer="layout" svg:x1="20.519cm" svg:y1="12.767cm" svg:x2="21.281cm" svg:y2="12.767cm">
              <text:p/>
            </draw:line>
            <draw:line draw:style-name="gr7" draw:text-style-name="P3" draw:layer="layout" svg:x1="23.901cm" svg:y1="12.767cm" svg:x2="24.663cm" svg:y2="12.767cm">
              <text:p/>
            </draw:line>
            <draw:g>
              <draw:custom-shape draw:style-name="gr20" draw:text-style-name="P11" draw:layer="layout" svg:width="2.998cm" svg:height="1.27cm" svg:x="10.867cm" svg:y="12.132cm">
      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7" draw:text-style-name="P3" draw:layer="layout" svg:x1="13.865cm" svg:y1="12.767cm" svg:x2="14.627cm" svg:y2="12.767cm">
              <text:p/>
            </draw:line>
          </draw:g>
        </draw:g>
        <draw:g>
          <draw:custom-shape draw:style-name="gr21" draw:text-style-name="P10" draw:layer="layout" svg:width="18.034cm" svg:height="1.976cm" svg:x="10.942cm" svg:y="22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18.034cm" svg:height="0.732cm" svg:x="10.942cm" svg:y="21.814cm">
            <text:p text:style-name="P1"><text:span text:style-name="T1">NEGATIVE FEED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9.959cm" svg:y1="21.794cm" svg:x2="19.959cm" svg:y2="21.032cm">
            <text:p/>
          </draw:line>
          <draw:g>
            <draw:custom-shape draw:style-name="gr23" draw:text-style-name="P11" draw:layer="layout" svg:width="3.252cm" svg:height="1.209cm" svg:x="16.133cm" svg:y="22.883cm">
              <text:p text:style-name="P1"><text:span text:style-name="T1">VCVS voltage</text:span></text:p>
              <text:p text:style-name="P1"><text:span text:style-name="T1">gain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1" draw:layer="layout" svg:width="2.336cm" svg:height="1.209cm" svg:x="20.136cm" svg:y="22.883cm">
              <text:p text:style-name="P1"><text:span text:style-name="T1">I</text:span><text:span text:style-name="T1">C</text:span><text:span text:style-name="T1">V</text:span><text:span text:style-name="T1">S</text:span></text:p>
              <text:p text:style-name="P1"><text:span text:style-name="T1">a</text:span><text:span text:style-name="T1">m</text:span><text:span text:style-name="T1">p</text:span><text:span text:style-name="T1">li</text:span><text:span text:style-name="T1">fi</text:span><text:span text:style-name="T1">e</text:span><text:span text:style-name="T1">r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2.208cm" svg:height="1.209cm" svg:x="23.209cm" svg:y="22.883cm">
              <text:p text:style-name="P12"><text:span text:style-name="T2">VCIS</text:span></text:p>
              <text:p text:style-name="P12"><text:span text:style-name="T2">amplifier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13" draw:layer="layout" svg:width="2.393cm" svg:height="1.209cm" svg:x="26.183cm" svg:y="22.883cm">
              <text:p text:style-name="P12"><text:span text:style-name="T2">I</text:span><text:span text:style-name="T2">C</text:span><text:span text:style-name="T2">I</text:span><text:span text:style-name="T2">S</text:span></text:p>
              <text:p text:style-name="P12"><text:span text:style-name="T2">a</text:span><text:span text:style-name="T2">m</text:span><text:span text:style-name="T2">p</text:span><text:span text:style-name="T2">li</text:span><text:span text:style-name="T2">fi</text:span><text:span text:style-name="T2">e</text:span><text:span text:style-name="T2">r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9.387cm" svg:y1="23.488cm" svg:x2="20.149cm" svg:y2="23.488cm">
              <text:p/>
            </draw:line>
            <draw:line draw:style-name="gr7" draw:text-style-name="P3" draw:layer="layout" svg:x1="22.471cm" svg:y1="23.488cm" svg:x2="23.233cm" svg:y2="23.488cm">
              <text:p/>
            </draw:line>
            <draw:line draw:style-name="gr7" draw:text-style-name="P3" draw:layer="layout" svg:x1="25.425cm" svg:y1="23.488cm" svg:x2="26.187cm" svg:y2="23.488cm">
              <text:p/>
            </draw:line>
            <draw:g>
              <draw:custom-shape draw:style-name="gr27" draw:text-style-name="P11" draw:layer="layout" svg:width="4.014cm" svg:height="1.209cm" svg:x="11.343cm" svg:y="22.883cm">
                <text:p text:style-name="P1"><text:span text:style-name="T1">K</text:span><text:span text:style-name="T1">o</text:span><text:span text:style-name="T1">n</text:span><text:span text:style-name="T1">s</text:span><text:span text:style-name="T1">e</text:span><text:span text:style-name="T1">p</text:span><text:span text:style-name="T1"> </text:span><text:span text:style-name="T1">d</text:span><text:span text:style-name="T1">a</text:span><text:span text:style-name="T1">s</text:span><text:span text:style-name="T1">a</text:span><text:span text:style-name="T1">r</text:span></text:p>
                <text:p text:style-name="P1"><text:span text:style-name="T1">n</text:span><text:span text:style-name="T1">e</text:span><text:span text:style-name="T1">g</text:span><text:span text:style-name="T1">a</text:span><text:span text:style-name="T1">ti</text:span><text:span text:style-name="T1">v</text:span><text:span text:style-name="T1">e</text:span><text:span text:style-name="T1"> </text:span><text:span text:style-name="T1">f</text:span><text:span text:style-name="T1">e</text:span><text:span text:style-name="T1">e</text:span><text:span text:style-name="T1">d</text:span><text:span text:style-name="T1">b</text:span><text:span text:style-name="T1">a</text:span><text:span text:style-name="T1">c</text:span><text:span text:style-name="T1">k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7" draw:text-style-name="P3" draw:layer="layout" svg:x1="15.357cm" svg:y1="23.488cm" svg:x2="16.119cm" svg:y2="23.488cm">
              <text:p/>
            </draw:line>
          </draw:g>
        </draw:g>
        <draw:g>
          <draw:custom-shape draw:style-name="gr28" draw:text-style-name="P14" draw:layer="layout" svg:width="17.907cm" svg:height="2.077cm" svg:x="11.006cm" svg:y="26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17.907cm" svg:height="0.769cm" svg:x="11.006cm" svg:y="25.294cm">
            <text:p text:style-name="P1"><text:span text:style-name="T1">PENGUA</text:span><text:span text:style-name="T1">T </text:span><text:span text:style-name="T1">OPERAS</text:span><text:span text:style-name="T1">IO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9.959cm" svg:y1="25.294cm" svg:x2="19.959cm" svg:y2="24.532cm">
            <text:p/>
          </draw:line>
          <draw:g>
            <draw:custom-shape draw:style-name="gr30" draw:text-style-name="P8" draw:layer="layout" svg:width="2.108cm" svg:height="1.27cm" svg:x="16.505cm" svg:y="26.461cm">
              <text:p text:style-name="P1"><text:span text:style-name="T1">Inverting</text:span></text:p>
              <text:p text:style-name="P1"><text:span text:style-name="T1">amplifie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8" draw:layer="layout" svg:width="2.725cm" svg:height="1.27cm" svg:x="19.358cm" svg:y="26.461cm">
              <text:p text:style-name="P1"><text:span text:style-name="T1">Noninver</text:span><text:span text:style-name="T1">ting</text:span></text:p>
              <text:p text:style-name="P1"><text:span text:style-name="T1">amplifie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5" draw:layer="layout" svg:width="3.109cm" svg:height="1.27cm" svg:x="22.82cm" svg:y="26.461cm">
              <text:p text:style-name="P12"><text:span text:style-name="T2">The summing</text:span></text:p>
              <text:p text:style-name="P12"><text:span text:style-name="T2">amplifier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18.609cm" svg:y1="27.096cm" svg:x2="19.371cm" svg:y2="27.096cm">
              <text:p/>
            </draw:line>
            <draw:line draw:style-name="gr12" draw:text-style-name="P9" draw:layer="layout" svg:x1="22.086cm" svg:y1="27.096cm" svg:x2="22.848cm" svg:y2="27.096cm">
              <text:p/>
            </draw:line>
            <draw:g>
              <draw:custom-shape draw:style-name="gr33" draw:text-style-name="P8" draw:layer="layout" svg:width="4.36cm" svg:height="1.27cm" svg:x="11.374cm" svg:y="26.464cm">
                <text:p text:style-name="P1"><text:span text:style-name="T1">K</text:span><text:span text:style-name="T1">o</text:span><text:span text:style-name="T1">n</text:span><text:span text:style-name="T1">s</text:span><text:span text:style-name="T1">e</text:span><text:span text:style-name="T1">p</text:span><text:span text:style-name="T1"> </text:span><text:span text:style-name="T1">d</text:span><text:span text:style-name="T1">a</text:span><text:span text:style-name="T1">s</text:span><text:span text:style-name="T1">a</text:span><text:span text:style-name="T1">r</text:span></text:p>
                <text:p text:style-name="P1"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o</text:span><text:span text:style-name="T1">p</text:span><text:span text:style-name="T1">e</text:span><text:span text:style-name="T1">r</text:span><text:span text:style-name="T1">a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2" draw:text-style-name="P9" draw:layer="layout" svg:x1="15.744cm" svg:y1="27.096cm" svg:x2="16.506cm" svg:y2="27.096cm">
              <text:p/>
            </draw:line>
            <draw:custom-shape draw:style-name="gr34" draw:text-style-name="P15" draw:layer="layout" svg:width="1.887cm" svg:height="1.27cm" svg:x="26.657cm" svg:y="26.461cm">
              <text:p text:style-name="P12"><text:span text:style-name="T2">Voltage</text:span></text:p>
              <text:p text:style-name="P12"><text:span text:style-name="T2">follower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25.921cm" svg:y1="27.096cm" svg:x2="26.683cm" svg:y2="27.096cm">
              <text:p/>
            </draw:line>
          </draw:g>
        </draw:g>
        <draw:g>
          <draw:custom-shape draw:style-name="gr35" draw:text-style-name="P8" draw:layer="layout" svg:width="18.714cm" svg:height="2.077cm" svg:x="10.602cm" svg:y="29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8" draw:layer="layout" svg:width="18.714cm" svg:height="0.769cm" svg:x="10.602cm" svg:y="28.849cm">
            <text:p text:style-name="P1"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</text:span><text:span text:style-name="T1"> </text:span><text:span text:style-name="T1">D</text:span><text:span text:style-name="T1">I</text:span><text:span text:style-name="T1">F</text:span><text:span text:style-name="T1">E</text:span><text:span text:style-name="T1">R</text:span><text:span text:style-name="T1">E</text:span><text:span text:style-name="T1">N</text:span><text:span text:style-name="T1">S</text:span><text:span text:style-name="T1">I</text:span><text:span text:style-name="T1">A</text:span><text:span text:style-name="T1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8" draw:layer="layout" svg:width="3.908cm" svg:height="1.27cm" svg:x="15.616cm" svg:y="29.996cm">
              <text:p text:style-name="P1"><text:span text:style-name="T1">Analisis </text:span><text:span text:style-name="T1">DC dari</text:span></text:p>
              <text:p text:style-name="P1"><text:span text:style-name="T1">penguat </text:span><text:span text:style-name="T1">diferensia</text:span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8" draw:layer="layout" svg:width="3.857cm" svg:height="1.27cm" svg:x="20.205cm" svg:y="29.996cm">
              <text:p text:style-name="P1"><text:span text:style-name="T1">A</text:span><text:span text:style-name="T1">n</text:span><text:span text:style-name="T1">a</text:span><text:span text:style-name="T1">li</text:span><text:span text:style-name="T1">s</text:span><text:span text:style-name="T1">i</text:span><text:span text:style-name="T1">s </text:span><text:span text:style-name="T1">A</text:span><text:span text:style-name="T1">C</text:span><text:span text:style-name="T1"> </text:span><text:span text:style-name="T1">d</text:span><text:span text:style-name="T1">a</text:span><text:span text:style-name="T1">r</text:span><text:span text:style-name="T1">i </text:span></text:p>
              <text:p text:style-name="P1"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d</text:span><text:span text:style-name="T1">if</text:span><text:span text:style-name="T1">e</text:span><text:span text:style-name="T1">r</text:span><text:span text:style-name="T1">e</text:span><text:span text:style-name="T1">n</text:span><text:span text:style-name="T1">s</text:span><text:span text:style-name="T1">i</text:span><text:span text:style-name="T1">a</text:span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5" draw:layer="layout" svg:width="4.161cm" svg:height="1.27cm" svg:x="24.762cm" svg:y="29.996cm">
              <text:p text:style-name="P12"><text:span text:style-name="T2">Common </text:span><text:span text:style-name="T2">mode</text:span></text:p>
              <text:p text:style-name="P12"><text:span text:style-name="T2">g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0" draw:text-style-name="P16" draw:layer="layout" svg:x1="19.513cm" svg:y1="30.631cm" svg:x2="20.275cm" svg:y2="30.631cm">
              <text:p/>
            </draw:line>
            <draw:line draw:style-name="gr40" draw:text-style-name="P16" draw:layer="layout" svg:x1="24.055cm" svg:y1="30.631cm" svg:x2="24.817cm" svg:y2="30.631cm">
              <text:p/>
            </draw:line>
            <draw:g>
              <draw:custom-shape draw:style-name="gr41" draw:text-style-name="P8" draw:layer="layout" svg:width="3.874cm" svg:height="1.27cm" svg:x="10.995cm" svg:y="29.999cm">
                <text:p text:style-name="P1"><text:span text:style-name="T1">K</text:span><text:span text:style-name="T1">o</text:span><text:span text:style-name="T1">n</text:span><text:span text:style-name="T1">s</text:span><text:span text:style-name="T1">e</text:span><text:span text:style-name="T1">p</text:span><text:span text:style-name="T1"> </text:span><text:span text:style-name="T1">d</text:span><text:span text:style-name="T1">a</text:span><text:span text:style-name="T1">s</text:span><text:span text:style-name="T1">a</text:span><text:span text:style-name="T1">r</text:span></text:p>
                <text:p text:style-name="P1"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d</text:span><text:span text:style-name="T1">if</text:span><text:span text:style-name="T1">e</text:span><text:span text:style-name="T1">r</text:span><text:span text:style-name="T1">e</text:span><text:span text:style-name="T1">n</text:span><text:span text:style-name="T1">s</text:span><text:span text:style-name="T1">i</text:span><text:span text:style-name="T1">a</text:span><text:span text:style-name="T1">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40" draw:text-style-name="P16" draw:layer="layout" svg:x1="14.854cm" svg:y1="30.655cm" svg:x2="15.616cm" svg:y2="30.655cm">
              <text:p/>
            </draw:line>
          </draw:g>
          <draw:line draw:style-name="gr2" draw:text-style-name="P3" draw:layer="layout" svg:x1="19.959cm" svg:y1="28.856cm" svg:x2="19.959cm" svg:y2="28.094cm">
            <text:p/>
          </draw:line>
        </draw:g>
        <draw:g>
          <draw:custom-shape draw:style-name="gr42" draw:text-style-name="P8" draw:layer="layout" svg:width="37.211cm" svg:height="2.077cm" svg:x="1.354cm" svg:y="18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8" draw:layer="layout" svg:width="37.211cm" svg:height="0.769cm" svg:x="1.354cm" svg:y="18.209cm">
            <text:p text:style-name="P1"><text:span text:style-name="T1">R</text:span><text:span text:style-name="T1">A</text:span><text:span text:style-name="T1">N</text:span><text:span text:style-name="T1">G</text:span><text:span text:style-name="T1">K</text:span><text:span text:style-name="T1">A</text:span><text:span text:style-name="T1">I</text:span><text:span text:style-name="T1">A</text:span><text:span text:style-name="T1">N</text:span><text:span text:style-name="T1"> </text:span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S</text:span><text:span text:style-name="T1">I</text:span><text:span text:style-name="T1">O</text:span><text:span text:style-name="T1">N</text:span><text:span text:style-name="T1">A</text:span><text:span text:style-name="T1">L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9.959cm" svg:y1="18.209cm" svg:x2="19.959cm" svg:y2="17.447cm">
            <text:p/>
          </draw:line>
          <draw:g>
            <draw:custom-shape draw:style-name="gr44" draw:text-style-name="P11" draw:layer="layout" svg:width="4.395cm" svg:height="1.27cm" svg:x="6.991cm" svg:y="19.352cm">
              <text:p text:style-name="P1"><text:span text:style-name="T1">Inverter/ noninverter</text:span></text:p>
              <text:p text:style-name="P1"><text:span text:style-name="T1">circuits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11" draw:layer="layout" svg:width="2.832cm" svg:height="1.27cm" svg:x="12.136cm" svg:y="19.352cm">
              <text:p text:style-name="P1"><text:span text:style-name="T1">Differential</text:span></text:p>
              <text:p text:style-name="P1"><text:span text:style-name="T1">amplifier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1.395cm" svg:y1="19.987cm" svg:x2="12.157cm" svg:y2="19.987cm">
              <text:p/>
            </draw:line>
            <draw:g>
              <draw:custom-shape draw:style-name="gr46" draw:text-style-name="P11" draw:layer="layout" svg:width="4.495cm" svg:height="1.27cm" svg:x="1.734cm" svg:y="19.352cm">
                <text:p text:style-name="P1"><text:span text:style-name="T1">I</text:span><text:span text:style-name="T1">n</text:span><text:span text:style-name="T1">v</text:span><text:span text:style-name="T1">e</text:span><text:span text:style-name="T1">r</text:span><text:span text:style-name="T1">ti</text:span><text:span text:style-name="T1">n</text:span><text:span text:style-name="T1">g</text:span><text:span text:style-name="T1">/ </text:span><text:span text:style-name="T1">n</text:span><text:span text:style-name="T1">o</text:span><text:span text:style-name="T1">n</text:span><text:span text:style-name="T1">i</text:span><text:span text:style-name="T1">n</text:span><text:span text:style-name="T1">v</text:span><text:span text:style-name="T1">e</text:span><text:span text:style-name="T1">r</text:span><text:span text:style-name="T1">ti</text:span><text:span text:style-name="T1">n</text:span><text:span text:style-name="T1">g</text:span></text:p>
                <text:p text:style-name="P1"><text:span text:style-name="T1">a</text:span><text:span text:style-name="T1">m</text:span><text:span text:style-name="T1">p</text:span><text:span text:style-name="T1">li</text:span><text:span text:style-name="T1">fi</text:span><text:span text:style-name="T1">e</text:span><text:span text:style-name="T1">r </text:span><text:span text:style-name="T1">c</text:span><text:span text:style-name="T1">i</text:span><text:span text:style-name="T1">r</text:span><text:span text:style-name="T1">c</text:span><text:span text:style-name="T1">u</text:span><text:span text:style-name="T1">it</text:span><text:span text:style-name="T1">s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7" draw:text-style-name="P3" draw:layer="layout" svg:x1="6.229cm" svg:y1="19.987cm" svg:x2="6.991cm" svg:y2="19.987cm">
              <text:p/>
            </draw:line>
            <draw:custom-shape draw:style-name="gr47" draw:text-style-name="P11" draw:layer="layout" svg:width="3.306cm" svg:height="1.27cm" svg:x="15.707cm" svg:y="19.352cm">
              <text:p text:style-name="P1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    <text:p text:style-name="P1"><text:span text:style-name="T1">a</text:span><text:span text:style-name="T1">m</text:span><text:span text:style-name="T1">p</text:span><text:span text:style-name="T1">li</text:span><text:span text:style-name="T1">fi</text:span><text:span text:style-name="T1">e</text:span><text:span text:style-name="T1">r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4.966cm" svg:y1="19.987cm" svg:x2="15.728cm" svg:y2="19.987cm">
              <text:p/>
            </draw:line>
            <draw:custom-shape draw:style-name="gr48" draw:text-style-name="P11" draw:layer="layout" svg:width="3.924cm" svg:height="1.27cm" svg:x="19.757cm" svg:y="19.352cm">
              <text:p text:style-name="P1"><text:span text:style-name="T1">S</text:span><text:span text:style-name="T1">u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m</text:span><text:span text:style-name="T1">p</text:span><text:span text:style-name="T1">li</text:span><text:span text:style-name="T1">fi</text:span><text:span text:style-name="T1">e</text:span><text:span text:style-name="T1">r</text:span></text:p>
              <text:p text:style-name="P1"><text:span text:style-name="T1">c</text:span><text:span text:style-name="T1">i</text:span><text:span text:style-name="T1">r</text:span><text:span text:style-name="T1">c</text:span><text:span text:style-name="T1">u</text:span><text:span text:style-name="T1">it</text:span><text:span text:style-name="T1">s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9.016cm" svg:y1="19.987cm" svg:x2="19.778cm" svg:y2="19.987cm">
              <text:p/>
            </draw:line>
            <draw:custom-shape draw:style-name="gr49" draw:text-style-name="P11" draw:layer="layout" svg:width="2.183cm" svg:height="1.27cm" svg:x="24.472cm" svg:y="19.352cm">
  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/text:p>
              <text:p text:style-name="P1"><text:span text:style-name="T1">b</text:span><text:span text:style-name="T1">o</text:span><text:span text:style-name="T1">o</text:span><text:span text:style-name="T1">s</text:span><text:span text:style-name="T1">t</text:span><text:span text:style-name="T1">e</text:span><text:span text:style-name="T1">r</text:span><text:span text:style-name="T1">s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23.686cm" svg:y1="19.987cm" svg:x2="24.448cm" svg:y2="19.987cm">
              <text:p/>
            </draw:line>
            <draw:custom-shape draw:style-name="gr50" draw:text-style-name="P11" draw:layer="layout" svg:width="3.633cm" svg:height="1.27cm" svg:x="27.371cm" svg:y="19.352cm">
              <text:p text:style-name="P1"><text:span text:style-name="T1">V</text:span><text:span text:style-name="T1">o</text:span><text:span text:style-name="T1">lt</text:span><text:span text:style-name="T1">a</text:span><text:span text:style-name="T1">g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l</text:span><text:span text:style-name="T1">e</text:span><text:span text:style-name="T1">d</text:span></text:p>
  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26.656cm" svg:y1="19.987cm" svg:x2="27.418cm" svg:y2="19.987cm">
              <text:p/>
            </draw:line>
            <draw:custom-shape draw:style-name="gr45" draw:text-style-name="P11" draw:layer="layout" svg:width="2.832cm" svg:height="1.27cm" svg:x="31.767cm" svg:y="19.352cm">
              <text:p text:style-name="P1"><text:span text:style-name="T1">Automat</text:span><text:span text:style-name="T1">ic</text:span></text:p>
              <text:p text:style-name="P1"><text:span text:style-name="T1">gain </text:span><text:span text:style-name="T1">control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31.026cm" svg:y1="19.987cm" svg:x2="31.788cm" svg:y2="19.987cm">
              <text:p/>
            </draw:line>
            <draw:custom-shape draw:style-name="gr45" draw:text-style-name="P11" draw:layer="layout" svg:width="2.832cm" svg:height="1.27cm" svg:x="35.352cm" svg:y="19.352cm">
              <text:p text:style-name="P1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u</text:span><text:span text:style-name="T1">p</text:span><text:span text:style-name="T1">p</text:span><text:span text:style-name="T1">l</text:span><text:span text:style-name="T1">y</text:span></text:p>
              <text:p text:style-name="P1"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34.611cm" svg:y1="19.987cm" svg:x2="35.373cm" svg:y2="19.987cm">
              <text:p/>
            </draw:line>
          </draw:g>
        </draw:g>
        <draw:g>
          <draw:custom-shape draw:style-name="gr51" draw:text-style-name="P14" draw:layer="layout" svg:width="23.114cm" svg:height="2.077cm" svg:x="8.402cm" svg:y="15.3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23.114cm" svg:height="0.769cm" svg:x="8.402cm" svg:y="14.626cm">
            <text:p text:style-name="P1"><text:span text:style-name="T1">ACTIVE </text:span><text:span text:style-name="T1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9.959cm" svg:y1="14.626cm" svg:x2="19.959cm" svg:y2="13.864cm">
            <text:p/>
          </draw:line>
          <draw:g>
            <draw:custom-shape draw:style-name="gr53" draw:text-style-name="P8" draw:layer="layout" svg:width="1.968cm" svg:height="1.27cm" svg:x="13.618cm" svg:y="15.794cm">
              <text:p text:style-name="P1"><text:span text:style-name="T1">Passive</text:span></text:p>
              <text:p text:style-name="P1"><text:span text:style-name="T1">filter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8" draw:layer="layout" svg:width="2.354cm" svg:height="1.27cm" svg:x="16.292cm" svg:y="15.794cm">
              <text:p text:style-name="P1"><text:span text:style-name="T1">F</text:span><text:span text:style-name="T1">i</text:span><text:span text:style-name="T1">r</text:span><text:span text:style-name="T1">s</text:span><text:span text:style-name="T1">t </text:span><text:span text:style-name="T1">o</text:span><text:span text:style-name="T1">r</text:span><text:span text:style-name="T1">d</text:span><text:span text:style-name="T1">e</text:span><text:span text:style-name="T1">r</text:span></text:p>
              <text:p text:style-name="P1"><text:span text:style-name="T1">s</text:span><text:span text:style-name="T1">t</text:span><text:span text:style-name="T1">a</text:span><text:span text:style-name="T1">g</text:span><text:span text:style-name="T1">e</text:span><text:span text:style-name="T1">s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15" draw:layer="layout" svg:width="2.273cm" svg:height="1.27cm" svg:x="19.352cm" svg:y="15.794cm">
              <text:p text:style-name="P12"><text:span text:style-name="T2">Lowpass</text:span></text:p>
              <text:p text:style-name="P12"><text:span text:style-name="T2">filter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15.585cm" svg:y1="16.429cm" svg:x2="16.347cm" svg:y2="16.429cm">
              <text:p/>
            </draw:line>
            <draw:line draw:style-name="gr12" draw:text-style-name="P9" draw:layer="layout" svg:x1="18.645cm" svg:y1="16.429cm" svg:x2="19.407cm" svg:y2="16.429cm">
              <text:p/>
            </draw:line>
            <draw:g>
              <draw:custom-shape draw:style-name="gr56" draw:text-style-name="P8" draw:layer="layout" svg:width="4.127cm" svg:height="1.27cm" svg:x="8.728cm" svg:y="15.794cm">
                <text:p text:style-name="P1"><text:span text:style-name="T1">I</text:span><text:span text:style-name="T1">d</text:span><text:span text:style-name="T1">e</text:span><text:span text:style-name="T1">a</text:span><text:span text:style-name="T1">l </text:span><text:span text:style-name="T1">&amp;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e</text:span></text:p>
                <text:p text:style-name="P1"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s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2" draw:text-style-name="P9" draw:layer="layout" svg:x1="12.865cm" svg:y1="16.429cm" svg:x2="13.627cm" svg:y2="16.429cm">
              <text:p/>
            </draw:line>
            <draw:custom-shape draw:style-name="gr57" draw:text-style-name="P15" draw:layer="layout" svg:width="2.761cm" svg:height="1.27cm" svg:x="22.33cm" svg:y="15.794cm">
              <text:p text:style-name="P12"><text:span text:style-name="T2">H</text:span><text:span text:style-name="T2">i</text:span><text:span text:style-name="T2">g</text:span><text:span text:style-name="T2">h</text:span><text:span text:style-name="T2">e</text:span><text:span text:style-name="T2">r </text:span><text:span text:style-name="T2">o</text:span><text:span text:style-name="T2">r</text:span><text:span text:style-name="T2">d</text:span><text:span text:style-name="T2">e</text:span><text:span text:style-name="T2">r</text:span></text:p>
              <text:p text:style-name="P12"><text:span text:style-name="T2">fi</text:span><text:span text:style-name="T2">lt</text:span><text:span text:style-name="T2">e</text:span><text:span text:style-name="T2">r</text:span><text:span text:style-name="T2">s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21.623cm" svg:y1="16.429cm" svg:x2="22.385cm" svg:y2="16.429cm">
              <text:p/>
            </draw:line>
            <draw:custom-shape draw:style-name="gr58" draw:text-style-name="P15" draw:layer="layout" svg:width="2.271cm" svg:height="1.27cm" svg:x="25.8cm" svg:y="15.794cm">
              <text:p text:style-name="P12"><text:span text:style-name="T2">Highpass</text:span></text:p>
              <text:p text:style-name="P12"><text:span text:style-name="T2">filter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25.093cm" svg:y1="16.429cm" svg:x2="25.855cm" svg:y2="16.429cm">
              <text:p/>
            </draw:line>
            <draw:custom-shape draw:style-name="gr59" draw:text-style-name="P15" draw:layer="layout" svg:width="2.335cm" svg:height="1.27cm" svg:x="28.855cm" svg:y="15.794cm">
              <text:p text:style-name="P12"><text:span text:style-name="T2">B</text:span><text:span text:style-name="T2">a</text:span><text:span text:style-name="T2">n</text:span><text:span text:style-name="T2">d</text:span><text:span text:style-name="T2">s</text:span><text:span text:style-name="T2">t</text:span><text:span text:style-name="T2">o</text:span><text:span text:style-name="T2">p</text:span></text:p>
              <text:p text:style-name="P12"><text:span text:style-name="T2">fi</text:span><text:span text:style-name="T2">lt</text:span><text:span text:style-name="T2">e</text:span><text:span text:style-name="T2">r</text:span><text:span text:style-name="T2">s</text:span></text:p>
              <draw:enhanced-geometry svg:viewBox="0 0 21600 21600" draw:type="rectangle" draw:enhanced-path="M 0 0 L 21600 0 21600 21600 0 21600 0 0 Z N"/>
            </draw:custom-shape>
            <draw:line draw:style-name="gr12" draw:text-style-name="P9" draw:layer="layout" svg:x1="28.088cm" svg:y1="16.429cm" svg:x2="28.85cm" svg:y2="16.42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1-02-23T05:50:23.474116764</dc:date>
    <dc:creator>Mifta Nur Farid</dc:creator>
    <meta:editing-duration>PT49M12S</meta:editing-duration>
    <meta:editing-cycles>9</meta:editing-cycles>
    <meta:generator>LibreOffice/7.0.4.2$Linux_X86_64 LibreOffice_project/00$Build-2</meta:generator>
    <meta:document-statistic meta:object-count="120"/>
  </office:meta>
</office:document-meta>
</file>